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6cm" fo:min-width="1.4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cm" fo:min-width="4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9.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28cm" fo:min-width="0.27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2.7cm" svg:x="28.4cm" svg:y="6cm">
          <text:p text:style-name="P1">Ogni 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9.9cm" svg:height="3.8cm" svg:x="25cm" svg:y="10.1cm">
          <text:p text:style-name="P1">ValAttuale &gt; ValorePreceden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1.103cm" svg:height="0.963cm" svg:x="34.8cm" svg:y="11cm">
          <draw:text-box>
            <text:p>SI</text:p>
          </draw:text-box>
        </draw:frame>
        <draw:frame draw:style-name="gr3" draw:text-style-name="P3" draw:layer="layout" svg:width="1.455cm" svg:height="0.963cm" svg:x="24.001cm" svg:y="10.901cm">
          <draw:text-box>
            <text:p>NO</text:p>
          </draw:text-box>
        </draw:frame>
        <draw:custom-shape draw:style-name="gr2" draw:text-style-name="P2" xml:id="id2" draw:id="id2" draw:layer="layout" svg:width="9.9cm" svg:height="3.8cm" svg:x="24.197cm" svg:y="30.8cm">
          <text:p text:style-name="P1">ValAttuale &lt; ValorePreceden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1.103cm" svg:height="0.963cm" svg:x="33.997cm" svg:y="31.7cm">
          <draw:text-box>
            <text:p>SI</text:p>
          </draw:text-box>
        </draw:frame>
        <draw:frame draw:style-name="gr3" draw:text-style-name="P3" draw:layer="layout" svg:width="1.455cm" svg:height="0.963cm" svg:x="23.198cm" svg:y="31.601cm">
          <draw:text-box>
            <text:p>NO</text:p>
          </draw:text-box>
        </draw:frame>
        <draw:connector draw:style-name="gr4" draw:text-style-name="P4" draw:layer="layout" draw:line-skew="0cm 6.399cm" svg:x1="25cm" svg:y1="12cm" svg:x2="29.147cm" svg:y2="30.8cm" draw:start-shape="id1" draw:start-glue-point="5" draw:end-shape="id2" draw:end-glue-point="4" svg:d="M25000 12000h-501v16750h4648v2050" svg:viewBox="0 0 4649 18801">
          <text:p/>
        </draw:connector>
        <draw:custom-shape draw:style-name="gr5" draw:text-style-name="P2" xml:id="id12" draw:id="id12" draw:layer="layout" svg:width="10.1cm" svg:height="2cm" svg:x="36.4cm" svg:y="11cm">
          <text:p text:style-name="P1">StaAttuale=SALITA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0.1cm" svg:height="2cm" svg:x="46.95cm" svg:y="38cm">
          <text:p text:style-name="P1">ValorePrecedente=ValoreAttual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9.9cm" svg:height="3.8cm" svg:x="46.899cm" svg:y="40.621cm">
          <text:p text:style-name="P1">StaAttuale = Stapreceden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1.103cm" svg:height="0.963cm" svg:x="56.649cm" svg:y="41.4cm">
          <draw:text-box>
            <text:p>SI</text:p>
          </draw:text-box>
        </draw:frame>
        <draw:frame draw:style-name="gr3" draw:text-style-name="P3" draw:layer="layout" svg:width="1.455cm" svg:height="0.963cm" svg:x="45.85cm" svg:y="41.201cm">
          <draw:text-box>
            <text:p>NO</text:p>
          </draw:text-box>
        </draw:frame>
        <draw:custom-shape draw:style-name="gr5" draw:text-style-name="P2" xml:id="id10" draw:id="id10" draw:layer="layout" svg:width="10.1cm" svg:height="2cm" svg:x="35.9cm" svg:y="31.8cm">
          <text:p text:style-name="P1">StaAttuale=DISCES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0.1cm" svg:height="2cm" svg:x="37.85cm" svg:y="48.142cm">
          <text:p text:style-name="P1">StaPrec=StaLett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6.899cm" svg:y1="42.521cm" svg:x2="42.9cm" svg:y2="45.282cm" draw:start-shape="id3" draw:start-glue-point="5" draw:end-shape="id4" draw:end-glue-point="0" svg:d="M46899 42521h-3999v2761" svg:viewBox="0 0 4000 2762">
          <text:p/>
        </draw:connector>
        <draw:connector draw:style-name="gr4" draw:text-style-name="P4" draw:layer="layout" svg:x1="56.799cm" svg:y1="42.521cm" svg:x2="61.1cm" svg:y2="42.521cm" draw:start-shape="id3" draw:start-glue-point="7" draw:end-shape="id5" draw:end-glue-point="3" svg:d="M56799 42521h4301" svg:viewBox="0 0 4302 1">
          <text:p/>
        </draw:connector>
        <draw:custom-shape draw:style-name="gr5" draw:text-style-name="P2" xml:id="id4" draw:id="id4" draw:layer="layout" svg:width="10.1cm" svg:height="2cm" svg:x="37.85cm" svg:y="45.282cm">
          <text:p text:style-name="P1">tempo=0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1.1cm" svg:height="1.1cm" svg:x="42.35cm" svg:y="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2.9cm" svg:y1="50.142cm" svg:x2="42.9cm" svg:y2="51cm" draw:start-shape="id6" draw:start-glue-point="2" draw:end-shape="id7" draw:end-glue-point="4" svg:d="M42900 50142v858" svg:viewBox="0 0 1 859">
          <text:p/>
        </draw:connector>
        <draw:custom-shape draw:style-name="gr6" draw:text-style-name="P2" xml:id="id8" draw:id="id8" draw:layer="layout" svg:width="1.1cm" svg:height="1.1cm" svg:x="20.4cm" svg:y="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4.197cm" svg:y1="32.7cm" svg:x2="21.5cm" svg:y2="32.55cm" draw:start-shape="id2" draw:end-shape="id8" draw:end-glue-point="10" svg:d="M24197 32700h-1348v-150h-1349" svg:viewBox="0 0 2698 151">
          <text:p/>
        </draw:connector>
        <draw:custom-shape draw:style-name="gr6" draw:text-style-name="P2" xml:id="id9" draw:id="id9" draw:layer="layout" svg:width="1.1cm" svg:height="1.1cm" svg:x="76.4cm" svg:y="4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0.1cm" svg:height="2cm" svg:x="61.1cm" svg:y="41.521cm">
          <text:p text:style-name="P1">tempo++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1.2cm" svg:y1="42.521cm" svg:x2="76.4cm" svg:y2="42.521cm" draw:start-shape="id5" draw:start-glue-point="1" draw:end-shape="id9" draw:end-glue-point="6" svg:d="M71200 42521h5200" svg:viewBox="0 0 5201 1">
          <text:p/>
        </draw:connector>
        <draw:connector draw:style-name="gr4" draw:text-style-name="P4" draw:layer="layout" svg:x1="46cm" svg:y1="32.8cm" svg:x2="52cm" svg:y2="38cm" draw:start-shape="id10" draw:start-glue-point="1" draw:end-shape="id11" draw:end-glue-point="0" svg:d="M46000 32800h6000v5200" svg:viewBox="0 0 6001 5201">
          <text:p/>
        </draw:connector>
        <draw:connector draw:style-name="gr4" draw:text-style-name="P4" draw:layer="layout" svg:x1="46.5cm" svg:y1="12cm" svg:x2="52cm" svg:y2="38cm" draw:start-shape="id12" draw:start-glue-point="1" draw:end-shape="id11" draw:end-glue-point="0" svg:d="M46500 12000h5500v26000" svg:viewBox="0 0 5501 26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1:15:58.048000000</meta:creation-date>
    <dc:date>2016-10-18T13:04:53.715000000</dc:date>
    <meta:editing-duration>PT1H33M31S</meta:editing-duration>
    <meta:editing-cycles>19</meta:editing-cycles>
    <meta:generator>LibreOffice/5.1.3.2$Windows_x86 LibreOffice_project/644e4637d1d8544fd9f56425bd6cec110e49301b</meta:generator>
    <meta:document-statistic meta:object-count="27"/>
  </office:meta>
</office:document-meta>
</file>